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942cm" fo:min-width="2.6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8cm" fo:min-width="6.27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cm" fo:min-width="2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4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35cm" fo:min-width="5.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cm" fo:min-width="6.11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5.65cm" fo:min-width="7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42cm" fo:min-width="4.16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5cm" svg:height="3.1cm" svg:x="3.6cm" svg:y="1.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6.775cm" svg:height="1.558cm" draw:transform="skewX (0.628667596568358) rotate (0.00523598775598299) translate (5.825cm 12.936cm)">
          <text:p text:style-name="P3"><text:span text:style-name="T2">Po</text:span><text:span text:style-name="T2">bi</text:span><text:span text:style-name="T2">er</text:span><text:span text:style-name="T2">z </text:span><text:span text:style-name="T2">lic</text:span><text:span text:style-name="T2">zb</text:span><text:span text:style-name="T2">ę </text:span></text:p>
          <text:p text:style-name="P3"><text:span text:style-name="T2">od </text:span><text:span text:style-name="T2">uż</text:span><text:span text:style-name="T2">yt</text:span><text:span text:style-name="T2">ko</text:span><text:span text:style-name="T2">w</text:span><text:span text:style-name="T2">ni</text:span><text:span text:style-name="T2">k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.7cm" svg:height="3.1cm" svg:x="1.7cm" svg:y="9.8cm">
          <text:p text:style-name="P1"><text:span text:style-name="T3">Suma &lt;=7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2" draw:id="id2" draw:layer="layout" svg:width="5.4cm" svg:height="1.4cm" svg:x="2.6cm" svg:y="7.2cm">
          <text:p text:style-name="P1"><text:span text:style-name="T3">Suma=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.85cm" svg:y1="4.2cm" svg:x2="5.3cm" svg:y2="7.2cm" draw:start-shape="id1" draw:start-glue-point="8" draw:end-shape="id2" svg:d="M5850 4200l-550 3000" svg:viewBox="0 0 551 3001">
          <text:p/>
        </draw:connector>
        <draw:connector draw:style-name="gr5" draw:text-style-name="P6" draw:layer="layout" draw:type="line" svg:x1="5.3cm" svg:y1="8.6cm" svg:x2="4.55cm" svg:y2="9.8cm" draw:start-shape="id2" draw:start-glue-point="2" draw:end-shape="id3" draw:end-glue-point="4" svg:d="M5300 8600l-750 1200" svg:viewBox="0 0 751 1201">
          <text:p/>
        </draw:connector>
        <draw:custom-shape draw:style-name="gr6" draw:text-style-name="P7" xml:id="id4" draw:id="id4" draw:layer="layout" svg:width="6cm" svg:height="2.6cm" svg:x="13.4cm" svg:y="17.7cm">
          <text:p text:style-name="P1">Suma = suma</text:p>
          <text:p text:style-name="P1"><text:s/>+ liczba</text:p>
          <draw:enhanced-geometry svg:viewBox="0 0 21600 21600" draw:type="rectangle" draw:enhanced-path="M 0 0 L 21600 0 21600 21600 0 21600 0 0 Z N"/>
        </draw:custom-shape>
        <draw:connector draw:style-name="gr7" draw:text-style-name="P1" xml:id="id8" draw:id="id8" draw:layer="layout" svg:x1="7.4cm" svg:y1="11.35cm" svg:x2="7.4cm" svg:y2="11.35cm" draw:start-shape="id3" draw:start-glue-point="7" draw:end-shape="id3" draw:end-glue-point="7" svg:d="M7400 11350z" svg:viewBox="0 0 1 1">
          <text:p/>
        </draw:connector>
        <draw:connector draw:style-name="gr5" draw:text-style-name="P6" draw:layer="layout" svg:x1="19.4cm" svg:y1="19cm" svg:x2="8cm" svg:y2="7.9cm" draw:start-shape="id4" draw:start-glue-point="1" draw:end-shape="id2" draw:end-glue-point="1" svg:d="M19400 19000h501v-11100h-11901" svg:viewBox="0 0 11902 11101">
          <text:p/>
        </draw:connector>
        <draw:custom-shape draw:style-name="gr8" draw:text-style-name="P7" xml:id="id5" draw:id="id5" draw:layer="layout" svg:width="6.617cm" svg:height="1.9cm" draw:transform="skewX (0.694291976443344) translate (3.083cm 20.4cm)">
          <text:p text:style-name="P1">Wyprowadź suma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.7cm" svg:y1="11.35cm" svg:x2="2.292cm" svg:y2="21.35cm" draw:start-shape="id3" draw:start-glue-point="5" draw:end-shape="id5" draw:end-glue-point="3" svg:d="M1700 11350h-701v10000h1293" svg:viewBox="0 0 1294 10001">
          <text:p text:style-name="P1">NIE</text:p>
        </draw:connector>
        <draw:connector draw:style-name="gr9" draw:text-style-name="P6" draw:layer="layout" svg:x1="8.087cm" svg:y1="14.482cm" svg:x2="13.4cm" svg:y2="19cm" draw:start-shape="id6" draw:end-shape="id4" draw:end-glue-point="3" svg:d="M8087 14482v4518h5313" svg:viewBox="0 0 5314 4519">
          <text:p text:style-name="P1">Tak</text:p>
        </draw:connector>
        <draw:custom-shape draw:style-name="gr10" draw:text-style-name="P8" draw:layer="layout" svg:width="8.4cm" svg:height="5.9cm" svg:x="11.4cm" svg:y="1.1cm">
          <text:p text:style-name="P1"><text:span text:style-name="T4">Program pobiera liczby</text:span></text:p>
          <text:p text:style-name="P1"><text:span text:style-name="T4"><text:s/></text:span><text:span text:style-name="T4">od użytkownika do momentu,</text:span></text:p>
          <text:p text:style-name="P1"><text:span text:style-name="T4">kiedy ich suma przekroczy 75.</text:span></text:p>
          <text:p text:style-name="P1"><text:span text:style-name="T4">Na koniec wyprowadzana jest</text:span></text:p>
          <text:p text:style-name="P1"><text:span text:style-name="T4">suma podanych liczb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8.909cm" svg:y1="21.35cm" svg:x2="11.6cm" svg:y2="25.85cm" draw:start-shape="id5" draw:start-glue-point="1" draw:end-shape="id7" draw:end-glue-point="6" svg:d="M8909 21350h1741v4500h950" svg:viewBox="0 0 2692 4501">
          <text:p/>
        </draw:connector>
        <draw:custom-shape draw:style-name="gr11" draw:text-style-name="P7" xml:id="id7" draw:id="id7" draw:layer="layout" svg:width="6.6cm" svg:height="3.1cm" svg:x="11.6cm" svg:y="24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7.4cm" svg:y1="11.35cm" svg:x2="9.212cm" svg:y2="12.918cm" draw:start-shape="id8" draw:start-glue-point="0" draw:end-shape="id6" draw:end-glue-point="0" svg:d="M7400 11350v776h1812v792" svg:viewBox="0 0 1813 15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17.263429178</meta:creation-date>
    <dc:date>2018-09-27T07:55:22.055715258</dc:date>
    <meta:editing-duration>PT5M21S</meta:editing-duration>
    <meta:editing-cycles>3</meta:editing-cycles>
    <meta:generator>LibreOffice/6.0.3.2$Linux_X86_64 LibreOffice_project/00m0$Build-2</meta:generator>
    <meta:document-statistic meta:object-count="16"/>
  </office:meta>
</office:document-meta>
</file>